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>
      <style:paragraph-properties fo:margin-top="0cm" fo:margin-bottom="0cm" style:contextual-spacing="false"/>
    </style:style>
    <style:style style:name="P42" style:family="paragraph" style:parent-style-name="Text_20_body" style:list-style-name="L22">
      <style:paragraph-properties fo:margin-top="0cm" fo:margin-bottom="0cm" style:contextual-spacing="false"/>
    </style:style>
    <style:style style:name="P43" style:family="paragraph" style:parent-style-name="Text_20_body" style:list-style-name="L23"/>
    <style:style style:name="P44" style:family="paragraph" style:parent-style-name="Text_20_body" style:list-style-name="L23">
      <style:paragraph-properties fo:margin-top="0cm" fo:margin-bottom="0cm" style:contextual-spacing="false"/>
    </style:style>
    <style:style style:name="P45" style:family="paragraph" style:parent-style-name="Text_20_body" style:list-style-name="L24"/>
    <style:style style:name="P46" style:family="paragraph" style:parent-style-name="Text_20_body" style:list-style-name="L24">
      <style:paragraph-properties fo:margin-top="0cm" fo:margin-bottom="0cm" style:contextual-spacing="false"/>
    </style:style>
    <style:style style:name="P47" style:family="paragraph" style:parent-style-name="Text_20_body" style:list-style-name="L25"/>
    <style:style style:name="P48" style:family="paragraph" style:parent-style-name="Text_20_body" style:list-style-name="L25">
      <style:paragraph-properties fo:margin-top="0cm" fo:margin-bottom="0cm" style:contextual-spacing="false"/>
    </style:style>
    <style:style style:name="P49" style:family="paragraph" style:parent-style-name="Text_20_body" style:list-style-name="L26"/>
    <style:style style:name="P50" style:family="paragraph" style:parent-style-name="Text_20_body" style:list-style-name="L26">
      <style:paragraph-properties fo:margin-top="0cm" fo:margin-bottom="0cm" style:contextual-spacing="false"/>
    </style:style>
    <style:style style:name="P51" style:family="paragraph" style:parent-style-name="Text_20_body" style:list-style-name="L27"/>
    <style:style style:name="P52" style:family="paragraph" style:parent-style-name="Text_20_body" style:list-style-name="L27">
      <style:paragraph-properties fo:margin-top="0cm" fo:margin-bottom="0cm" style:contextual-spacing="false"/>
    </style:style>
    <style:style style:name="P53" style:family="paragraph" style:parent-style-name="Text_20_body" style:list-style-name="L28"/>
    <style:style style:name="P54" style:family="paragraph" style:parent-style-name="Text_20_body" style:list-style-name="L28">
      <style:paragraph-properties fo:margin-top="0cm" fo:margin-bottom="0cm" style:contextual-spacing="false"/>
    </style:style>
    <style:style style:name="P55" style:family="paragraph" style:parent-style-name="Text_20_body" style:list-style-name="L29"/>
    <style:style style:name="P56" style:family="paragraph" style:parent-style-name="Text_20_body" style:list-style-name="L29">
      <style:paragraph-properties fo:margin-top="0cm" fo:margin-bottom="0cm" style:contextual-spacing="false"/>
    </style:style>
    <style:style style:name="P57" style:family="paragraph" style:parent-style-name="Text_20_body" style:list-style-name="L30"/>
    <style:style style:name="P58" style:family="paragraph" style:parent-style-name="Text_20_body" style:list-style-name="L30">
      <style:paragraph-properties fo:margin-top="0cm" fo:margin-bottom="0cm" style:contextual-spacing="false"/>
    </style:style>
    <style:style style:name="P59" style:family="paragraph" style:parent-style-name="Text_20_body" style:list-style-name="L31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2"/>
    <style:style style:name="P62" style:family="paragraph" style:parent-style-name="Text_20_body" style:list-style-name="L32">
      <style:paragraph-properties fo:margin-top="0cm" fo:margin-bottom="0cm" style:contextual-spacing="false"/>
    </style:style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cm" fo:margin-bottom="0cm" style:contextual-spacing="false"/>
    </style:style>
    <style:style style:name="P65" style:family="paragraph" style:parent-style-name="Text_20_body" style:list-style-name="L34">
      <style:paragraph-properties fo:margin-top="0cm" fo:margin-bottom="0cm" style:contextual-spacing="false"/>
    </style:style>
    <style:style style:name="P66" style:family="paragraph" style:parent-style-name="Text_20_body" style:list-style-name="L35"/>
    <style:style style:name="P67" style:family="paragraph" style:parent-style-name="Text_20_body" style:list-style-name="L35">
      <style:paragraph-properties fo:margin-top="0cm" fo:margin-bottom="0cm" style:contextual-spacing="false"/>
    </style:style>
    <style:style style:name="P68" style:family="paragraph" style:parent-style-name="Text_20_body" style:list-style-name="L36"/>
    <style:style style:name="P69" style:family="paragraph" style:parent-style-name="Text_20_body" style:list-style-name="L36">
      <style:paragraph-properties fo:margin-top="0cm" fo:margin-bottom="0cm" style:contextual-spacing="false"/>
    </style:style>
    <style:style style:name="P70" style:family="paragraph" style:parent-style-name="Text_20_body">
      <style:text-properties officeooo:paragraph-rsid="000e60a7"/>
    </style:style>
    <style:style style:name="T1" style:family="text">
      <style:text-properties officeooo:rsid="000a8d91"/>
    </style:style>
    <style:style style:name="T2" style:family="text">
      <style:text-properties officeooo:rsid="000c8338"/>
    </style:style>
    <style:style style:name="T3" style:family="text">
      <style:text-properties officeooo:rsid="000ffd47"/>
    </style:style>
    <style:style style:name="T4" style:family="text">
      <style:text-properties officeooo:rsid="00114249"/>
    </style:style>
    <style:style style:name="T5" style:family="text">
      <style:text-properties officeooo:rsid="0014689d"/>
    </style:style>
    <style:style style:name="T6" style:family="text">
      <style:text-properties officeooo:rsid="0015681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시스템 요구사항 문서 (SRD)</text:h>
      <text:p text:style-name="P70"><text:span text:style-name="Strong_20_Emphasis">프로젝트 제목</text:span>: <text:s/>이동식 컨테이너<text:span text:style-name="T3">(자율 이동 로봇 AMR)</text:span> 기반 차량 추종 시스템<text:line-break/><text:span text:style-name="Strong_20_Emphasis">버전</text:span>: 1.<text:span text:style-name="T4">0</text:span><text:line-break/><text:span text:style-name="Strong_20_Emphasis">날짜</text:span>: <text:span text:style-name="T1">2024.12.25</text:span></text:p>
      <text:p text:style-name="Horizontal_20_Line"/>
      <text:h text:style-name="Heading_20_3" text:outline-level="3">1. 소개</text:h>
      <text:p text:style-name="Text_20_body">이 문서는 자율 이동 로봇(AMR) 기반 <text:span text:style-name="Strong_20_Emphasis">이동식 컨테이너</text:span>가 <text:span text:style-name="Strong_20_Emphasis">입고된 차량</text:span>의 ArUco 마커를 인식하여 일정 거리(20cm)를 유지하며 추종하는 솔루션 구현을 위한 기술 사양을 정의합니다.<text:line-break/>하드웨어, 소프트웨어, 네트워크, 그리고 시스템 통합 요구사항을 포함하며, 완주 성공률 90% 달성을 목표로 합니다.</text:p>
      <text:p text:style-name="Horizontal_20_Line"/>
      <text:h text:style-name="Heading_20_3" text:outline-level="3">2. 시스템 개요</text:h>
      <text:list xml:id="list4293712687" text:style-name="L19">
        <text:list-item>
          <text:p text:style-name="P38"><text:span text:style-name="Strong_20_Emphasis">목표</text:span>: 컨테이너 야드 등 보안 구역에서 글로벌 카메라(720p)로 차량 입고 여부를 감지하고, 이미 물류가 적재된 이동식 컨테이너(AMR)가 로컬 카메라(420p)를 통해 차량에 부착된 ArUco 마커를 인식하여 20cm 거리로 추종</text:p>
        </text:list-item>
        <text:list-item>
          <text:p text:style-name="P38"><text:span text:style-name="Strong_20_Emphasis">구성 요소</text:span>:</text:p>
          <text:list>
            <text:list-item>
              <text:p text:style-name="P38">TurtleBot3 기반 또는 동등 성능의 AMR</text:p>
            </text:list-item>
            <text:list-item>
              <text:p text:style-name="P38">PC(관제 서버) 및 글로벌 카메라(720p)</text:p>
            </text:list-item>
            <text:list-item>
              <text:p text:style-name="P38">이동식 컨테이너 내 로컬 카메라(420p)</text:p>
            </text:list-item>
            <text:list-item>
              <text:p text:style-name="P37"><text:span text:style-name="Strong_20_Emphasis">PyQt5 기반</text:span> 관제 UI(데스크톱 애플리케이션)</text:p>
            </text:list-item>
          </text:list>
        </text:list-item>
      </text:list>
      <text:p text:style-name="Horizontal_20_Line"/>
      <text:h text:style-name="Heading_20_3" text:outline-level="3">3. 하드웨어 및 OS 요구사항</text:h>
      <text:h text:style-name="Heading_20_4" text:outline-level="4">3.1 PC (관제 서버/관제소)</text:h>
      <text:list xml:id="list382272725" text:style-name="L20">
        <text:list-item>
          <text:p text:style-name="P40"><text:span text:style-name="Strong_20_Emphasis">운영 체제</text:span>: Ubuntu 22.04</text:p>
        </text:list-item>
        <text:list-item>
          <text:p text:style-name="P40"><text:span text:style-name="Strong_20_Emphasis">카메라 연결</text:span>: 720p 글로벌 카메라를 유선 또는 무선 방식으로 연결 가능</text:p>
        </text:list-item>
        <text:list-item>
          <text:p text:style-name="P40"><text:span text:style-name="Strong_20_Emphasis">네트워크</text:span>:</text:p>
          <text:list>
            <text:list-item>
              <text:p text:style-name="P40">Wi-Fi 6 또는 유선 LAN</text:p>
            </text:list-item>
            <text:list-item>
              <text:p text:style-name="P40">실시간 영상 모니터링과 이벤트 처리를 위한 충분한 대역폭</text:p>
            </text:list-item>
          </text:list>
        </text:list-item>
        <text:list-item>
          <text:p text:style-name="P40"><text:span text:style-name="Strong_20_Emphasis">처리 성능</text:span>:</text:p>
          <text:list>
            <text:list-item>
              <text:p text:style-name="P40">Python, PyQt5 애플리케이션, ROS2 기반 노드 등 동시에 구동 가능</text:p>
            </text:list-item>
            <text:list-item>
              <text:p text:style-name="P39">다수(최소 10~20대) AMR의 데이터 동시 수집 및 처리 지원</text:p>
            </text:list-item>
          </text:list>
        </text:list-item>
      </text:list>
      <text:h text:style-name="Heading_20_4" text:outline-level="4"><text:soft-page-break/>3.2 AMR 장치 (이동식 컨테이너 기반)</text:h>
      <text:list xml:id="list494083124" text:style-name="L21">
        <text:list-item>
          <text:p text:style-name="P41"><text:span text:style-name="Strong_20_Emphasis">하드웨어</text:span>: Jetson-Orin 프로세서 탑재</text:p>
        </text:list-item>
        <text:list-item>
          <text:p text:style-name="P41"><text:span text:style-name="Strong_20_Emphasis">운영 체제</text:span>: Ubuntu 22.04</text:p>
        </text:list-item>
        <text:list-item>
          <text:p text:style-name="P41"><text:span text:style-name="Strong_20_Emphasis">카메라</text:span>: 로컬 420p 카메라(ArUco 마커 인식을 위한 30 FPS 이상 권장)</text:p>
        </text:list-item>
        <text:list-item>
          <text:p text:style-name="P41"><text:span text:style-name="Strong_20_Emphasis">센서</text:span>:</text:p>
          <text:list>
            <text:list-item>
              <text:p text:style-name="P41">기본 LiDAR 및 초음파 센서 (장애물 감지, 거리 측정 ±5cm 정확도)</text:p>
            </text:list-item>
            <text:list-item>
              <text:p text:style-name="P41">카메라 시야(각도, 초점) 조절 가능</text:p>
            </text:list-item>
          </text:list>
        </text:list-item>
        <text:list-item>
          <text:p text:style-name="P41"><text:span text:style-name="Strong_20_Emphasis">배터리</text:span>:</text:p>
          <text:list>
            <text:list-item>
              <text:p text:style-name="P41">최소 8시간 이상 연속 주행</text:p>
            </text:list-item>
          </text:list>
        </text:list-item>
      </text:list>
      <text:p text:style-name="Horizontal_20_Line"/>
      <text:h text:style-name="Heading_20_3" text:outline-level="3">4. 소프트웨어 요구사항</text:h>
      <text:h text:style-name="Heading_20_4" text:outline-level="4">4.1 PC(관제 서버) 소프트웨어</text:h>
      <text:list xml:id="list940606263" text:style-name="L23">
        <text:list-item>
          <text:p text:style-name="P44"><text:span text:style-name="Strong_20_Emphasis">ROS2</text:span>: AMR 및 센서 데이터 처리</text:p>
        </text:list-item>
        <text:list-item>
          <text:p text:style-name="P44"><text:span text:style-name="Strong_20_Emphasis">Python3</text:span>: AI/비전 처리, PyQt5 UI 및 관제 로직 구현</text:p>
        </text:list-item>
        <text:list-item>
          <text:p text:style-name="P44"><text:span text:style-name="Strong_20_Emphasis">OpenCV</text:span>: 카메라 영상 실시간 처리(차량 입고 감지, 영상 후처리)</text:p>
        </text:list-item>
        <text:list-item>
          <text:p text:style-name="P44"><text:span text:style-name="Strong_20_Emphasis">Ultralytics YOLO v8n</text:span>: 차량·물체 검출(경량 모델)</text:p>
        </text:list-item>
        <text:list-item>
          <text:p text:style-name="P44"><text:span text:style-name="Strong_20_Emphasis">PyQt5</text:span>: 데스크톱 관제 UI(실시간 모니터링, 이벤트 표시, 수동 제어)</text:p>
        </text:list-item>
        <text:list-item>
          <text:p text:style-name="P43"><text:span text:style-name="Strong_20_Emphasis">SQLite3</text:span>: 이벤트 로그, 시스템 상태 저장용 DB</text:p>
        </text:list-item>
      </text:list>
      <text:h text:style-name="Heading_20_4" text:outline-level="4">4.2 AMR(이동식 컨테이너) 소프트웨어</text:h>
      <text:list xml:id="list1919553848" text:style-name="L24">
        <text:list-item>
          <text:p text:style-name="P46"><text:span text:style-name="Strong_20_Emphasis">ROS2</text:span>: 실시간 네비게이션, 센서 융합 처리</text:p>
        </text:list-item>
        <text:list-item>
          <text:p text:style-name="P46"><text:span text:style-name="Strong_20_Emphasis">Python3</text:span>: ArUco 마커 인식 알고리즘, 이동 제어 로직</text:p>
        </text:list-item>
        <text:list-item>
          <text:p text:style-name="P46"><text:span text:style-name="Strong_20_Emphasis">OpenCV</text:span>: 카메라 영상 처리, 마커 검출 및 거리 계산</text:p>
        </text:list-item>
        <text:list-item>
          <text:p text:style-name="P45"><text:span text:style-name="Strong_20_Emphasis">Ultralytics YOLO v8n</text:span>: 이동 중 장애물·객체 검출</text:p>
        </text:list-item>
      </text:list>
      <text:p text:style-name="Horizontal_20_Line"/>
      <text:h text:style-name="Heading_20_3" text:outline-level="3">5. 네트워크 요구사항</text:h>
      <text:h text:style-name="Heading_20_4" text:outline-level="4">5.1 AMR 및 서버 연결성</text:h>
      <text:list xml:id="list942705080" text:style-name="L25">
        <text:list-item>
          <text:p text:style-name="P48"><text:span text:style-name="Strong_20_Emphasis">무선 네트워크</text:span>:</text:p>
          <text:list>
            <text:list-item>
              <text:p text:style-name="P48">Wi-Fi 6(기본), 필요 시 4G/5G 등 셀룰러 연결로 백업</text:p>
            </text:list-item>
          </text:list>
        </text:list-item>
        <text:list-item>
          <text:p text:style-name="P48"><text:span text:style-name="Strong_20_Emphasis">커버리지</text:span>: 보안 구역 전역에 대해 안정적인 무선 환경 확보(AP 증설, 메쉬 네트워크 등)</text:p>
        </text:list-item>
        <text:list-item>
          <text:p text:style-name="P48"><text:span text:style-name="Strong_20_Emphasis">데이터 전송</text:span>:</text:p>
          <text:list>
            <text:list-item>
              <text:p text:style-name="P48">AMR 1대당 최소 1 Mbps 이상 지원(영상·센서 데이터 전송)</text:p>
            </text:list-item>
            <text:list-item>
              <text:p text:style-name="P47">관제 서버 &lt;-&gt; AMR 간 1초 이내 반응 시간 확보</text:p>
            </text:list-item>
          </text:list>
        </text:list-item>
      </text:list>
      <text:h text:style-name="Heading_20_4" text:outline-level="4"><text:soft-page-break/>5.2 데이터 전송</text:h>
      <text:list xml:id="list1689248820" text:style-name="L26">
        <text:list-item>
          <text:p text:style-name="P50"><text:span text:style-name="Strong_20_Emphasis">대역폭</text:span>: 실시간 비디오 스트리밍, 원격 제어 신호 동시 전송 가능</text:p>
        </text:list-item>
        <text:list-item>
          <text:p text:style-name="P50"><text:span text:style-name="Strong_20_Emphasis">백업 메커니즘</text:span>: Wi-Fi 불안정 시 셀룰러 모드로 전환</text:p>
        </text:list-item>
        <text:list-item>
          <text:p text:style-name="P49"><text:span text:style-name="Strong_20_Emphasis">로컬 저장</text:span>: 네트워크 두절 시 AMR은 로컬 스토리지에 데이터를 임시 보관</text:p>
        </text:list-item>
      </text:list>
      <text:p text:style-name="Horizontal_20_Line"/>
      <text:h text:style-name="Heading_20_3" text:outline-level="3">6. 기능 요구사항</text:h>
      <text:h text:style-name="Heading_20_4" text:outline-level="4">6.1 차량 입고 감지 및 알림</text:h>
      <text:list xml:id="list2480795956" text:style-name="L27">
        <text:list-item>
          <text:p text:style-name="P52">글로벌 카메라(720p)로 차량 입고 모니터링</text:p>
        </text:list-item>
        <text:list-item>
          <text:p text:style-name="P52">차량 감지 시 관제 서버 이벤트 생성 → PyQt5 UI에 알림</text:p>
        </text:list-item>
        <text:list-item>
          <text:p text:style-name="P51">이동식 컨테이너(AMR)는 “입고” 신호 수신 후 출발 준비</text:p>
        </text:list-item>
      </text:list>
      <text:h text:style-name="Heading_20_4" text:outline-level="4">6.2 ArUco 마커 기반 추종</text:h>
      <text:list xml:id="list1037695613" text:style-name="L28">
        <text:list-item>
          <text:p text:style-name="P54">로컬 420p 카메라로 ArUco 마커 식별</text:p>
        </text:list-item>
        <text:list-item>
          <text:p text:style-name="P54">일정 거리(20cm) 유지(±5cm 허용오차)</text:p>
        </text:list-item>
        <text:list-item>
          <text:p text:style-name="P53">마커 인식 실패 시 2초 이내 재인식 시도, 실패 지속 시 UI 알림</text:p>
        </text:list-item>
      </text:list>
      <text:h text:style-name="Heading_20_4" text:outline-level="4">6.3 이동 제어 및 예외 처리</text:h>
      <text:list xml:id="list1067730207" text:style-name="L29">
        <text:list-item>
          <text:p text:style-name="P56">차량 속도 변화에 따라 AMR 속도 동기화</text:p>
        </text:list-item>
        <text:list-item>
          <text:p text:style-name="P56">장애물 감지 시 감속·정지, UI에 이벤트 알림</text:p>
        </text:list-item>
        <text:list-item>
          <text:p text:style-name="P55">이동 실패(모터 고장, 센서 오류 등) 발생 시 안전 모드(저속/정지) 전환 후 UI에 알림</text:p>
        </text:list-item>
      </text:list>
      <text:h text:style-name="Heading_20_4" text:outline-level="4">6.4 사용자 인터페이스 및 제어 (PyQt5)</text:h>
      <text:list xml:id="list3210690236" text:style-name="L30">
        <text:list-item>
          <text:p text:style-name="P58"><text:span text:style-name="Strong_20_Emphasis">실시간 모니터링</text:span>: AMR 위치, 배터리, 추종 상태, 이벤트 로그</text:p>
        </text:list-item>
        <text:list-item>
          <text:p text:style-name="P58"><text:span text:style-name="Strong_20_Emphasis">수동 제어</text:span>: PyQt5 UI에서 원격으로 주행·정지·경로 변경 등 가능</text:p>
        </text:list-item>
        <text:list-item>
          <text:p text:style-name="P58"><text:span text:style-name="Strong_20_Emphasis">알림 시스템</text:span>:</text:p>
          <text:list>
            <text:list-item>
              <text:p text:style-name="P58">추종 실패, 장애물 감지 등 주요 이벤트 발생 시 즉시 알림</text:p>
            </text:list-item>
            <text:list-item>
              <text:p text:style-name="P57">모든 이벤트는 DB에 최소 30일 이상 저장 <text:span text:style-name="T5">(임의)</text:span></text:p>
            </text:list-item>
          </text:list>
        </text:list-item>
      </text:list>
      <text:h text:style-name="Heading_20_4" text:outline-level="4">6.5 완주 및 기록</text:h>
      <text:list xml:id="list432177006" text:style-name="L31">
        <text:list-item>
          <text:p text:style-name="P60">차량 도착 지점에서 AMR도 자동으로 정차</text:p>
        </text:list-item>
        <text:list-item>
          <text:p text:style-name="P60">완주 성공률(90% 목표), 소요 시간, 주요 이벤트 로그 등 종합 결과</text:p>
        </text:list-item>
        <text:list-item>
          <text:p text:style-name="P59">과거 데이터는 월 단위로 아카이빙해 최소 1년 보관 <text:span text:style-name="T6">(임의)</text:span></text:p>
        </text:list-item>
      </text:list>
      <text:p text:style-name="Horizontal_20_Line"/>
      <text:h text:style-name="Heading_20_3" text:outline-level="3"><text:soft-page-break/>7. 비기능 요구사항</text:h>
      <text:h text:style-name="Heading_20_4" text:outline-level="4">7.1 신뢰성</text:h>
      <text:list xml:id="list4293076384" text:style-name="L32">
        <text:list-item>
          <text:p text:style-name="P62"><text:span text:style-name="Strong_20_Emphasis">가동률</text:span>: 서버+AMR 통합 시스템 99.9% 목표 (정기 유지보수 외 다운타임 최소화)</text:p>
        </text:list-item>
        <text:list-item>
          <text:p text:style-name="P62"><text:span text:style-name="Strong_20_Emphasis">장애 복구</text:span>:</text:p>
          <text:list>
            <text:list-item>
              <text:p text:style-name="P62">중복 서버 구성(필요 시)</text:p>
            </text:list-item>
            <text:list-item>
              <text:p text:style-name="P61">Wi-Fi 장애 시 셀룰러 연결 대체</text:p>
            </text:list-item>
          </text:list>
        </text:list-item>
      </text:list>
      <text:h text:style-name="Heading_20_4" text:outline-level="4">7.2 성능</text:h>
      <text:list xml:id="list3203213596" text:style-name="L33">
        <text:list-item>
          <text:p text:style-name="P64"><text:span text:style-name="Strong_20_Emphasis">데이터 지연</text:span>: 차량 입고 이벤트 ~ UI 표시까지 1초 이내</text:p>
        </text:list-item>
        <text:list-item>
          <text:p text:style-name="P64"><text:span text:style-name="Strong_20_Emphasis">확장성</text:span>: 동시에 최대 10~20대 AMR 운용 가능 (추가 확장 시 성능 고려)</text:p>
        </text:list-item>
        <text:list-item>
          <text:p text:style-name="P63"><text:span text:style-name="Strong_20_Emphasis">배터리 효율</text:span>: 한 번 충전으로 최소 8시간 연속 운행</text:p>
        </text:list-item>
      </text:list>
      <text:h text:style-name="Heading_20_4" text:outline-level="4">7.3 운영 안전성</text:h>
      <text:list xml:id="list366915361" text:style-name="L34">
        <text:list-item>
          <text:p text:style-name="P65"><text:span text:style-name="Strong_20_Emphasis">AMR 안전 운행</text:span>:</text:p>
          <text:list>
            <text:list-item>
              <text:p text:style-name="P65">장애물 및 보행자와 충돌 방지 로직</text:p>
            </text:list-item>
            <text:list-item>
              <text:p text:style-name="P65">고밀도 환경에서 안정성 검증</text:p>
            </text:list-item>
          </text:list>
        </text:list-item>
      </text:list>
      <text:p text:style-name="Horizontal_20_Line"/>
      <text:h text:style-name="Heading_20_3" text:outline-level="3">8. 준수 요구사항</text:h>
      <text:list xml:id="list1826992928" text:style-name="L35">
        <text:list-item>
          <text:p text:style-name="P67"><text:span text:style-name="Strong_20_Emphasis">산업 안전 규정 준수</text:span>: AMR과 차량이 운행되는 작업장 환경에서 해당되는 국내·외 인증(KCs, CE, UL 등)을 권장</text:p>
        </text:list-item>
        <text:list-item>
          <text:p text:style-name="P66"><text:span text:style-name="Strong_20_Emphasis">주행 안전 지침</text:span>: 차량 속도 제한, 보행자 구역 분리 등 현장 안전 규칙 준수</text:p>
        </text:list-item>
      </text:list>
      <text:p text:style-name="Horizontal_20_Line"/>
      <text:h text:style-name="Heading_20_3" text:outline-level="3">9. 수락 기준</text:h>
      <text:list xml:id="list3420747347" text:style-name="L36">
        <text:list-item>
          <text:p text:style-name="P69"><text:span text:style-name="Strong_20_Emphasis">배포 및 통신</text:span>: AMR과 관제 서버 간 ROS2 토픽 교환, 영상·센서 데이터 실시간 전송 정상화</text:p>
        </text:list-item>
        <text:list-item>
          <text:p text:style-name="P69"><text:span text:style-name="Strong_20_Emphasis">ArUco 마커 추종</text:span>:</text:p>
          <text:list>
            <text:list-item>
              <text:p text:style-name="P69">인식률 95% 이상(조도·시야각 정상 환경 기준)</text:p>
            </text:list-item>
            <text:list-item>
              <text:p text:style-name="P69">20cm 간격을 ±5cm 이내로 유지 성공 90% 이상</text:p>
            </text:list-item>
          </text:list>
        </text:list-item>
        <text:list-item>
          <text:p text:style-name="P69"><text:span text:style-name="Strong_20_Emphasis">실시간 UI 알림</text:span>: 차량 입고, 장애물 감지, 이동 실패 등 주요 이벤트 표시 지연 1초 미만</text:p>
        </text:list-item>
        <text:list-item>
          <text:p text:style-name="P69"><text:span text:style-name="Strong_20_Emphasis">완주 성공률</text:span>:</text:p>
          <text:list>
            <text:list-item>
              <text:p text:style-name="P69">차량 출발~도착까지 무중단 추종 90% 이상 달성</text:p>
            </text:list-item>
            <text:list-item>
              <text:p text:style-name="P69">실패 사례 발생 시 로그로 원인 식별 가능</text:p>
            </text:list-item>
          </text:list>
        </text:list-item>
        <text:list-item>
          <text:p text:style-name="P69"><text:span text:style-name="Strong_20_Emphasis">데이터 저장 및 기록</text:span>:</text:p>
          <text:list>
            <text:list-item>
              <text:p text:style-name="P69">이벤트·추종 이력 DB에 정확히 저장</text:p>
            </text:list-item>
            <text:list-item>
              <text:p text:style-name="P68">최소 30일 간 보관, 월 단위 아카이빙</text:p>
            </text:list-item>
          </text:list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KR1" style:font-family-asian="'Noto Serif CJK KR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KR1" style:font-family-asian="'Noto Serif CJK KR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1" style:font-family-asian="'Noto Serif CJK KR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20:21:45.974386913</meta:creation-date>
    <dc:date>2024-12-25T20:36:41.233165233</dc:date>
    <meta:editing-duration>PT14M5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5" meta:paragraph-count="107" meta:word-count="1940" meta:character-count="3052" meta:non-whitespace-character-count="2403"/>
  </office:meta>
</office:document-meta>
</file>